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01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stroke="none" svg:stroke-color="#000000" draw:fill="none" draw:fill-color="#ffffff" fo:min-height="1.101cm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gr9" style:family="graphic" style:parent-style-name="standard">
      <style:graphic-properties draw:stroke="none" svg:stroke-color="#000000" draw:fill="none" draw:fill-color="#ffffff" fo:min-height="2.544cm"/>
    </style:style>
    <style:style style:name="gr10" style:family="graphic" style:parent-style-name="standard">
      <style:graphic-properties draw:stroke="none" svg:stroke-color="#000000" draw:fill="none" draw:fill-color="#ffffff" fo:min-height="2.751cm"/>
    </style:style>
    <style:style style:name="gr11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end"/>
      <style:text-properties fo:font-size="14pt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8.509cm" svg:height="5.08cm" svg:x="5.953cm" svg:y="5.191cm">
          <text:p text:style-name="P1"><text:span text:style-name="T1">State Machine</text:span></text:p>
        </draw:rect>
        <draw:rect draw:style-name="gr1" draw:text-style-name="P2" draw:layer="layout" svg:width="4.953cm" svg:height="8.382cm" svg:x="2.651cm" svg:y="15.478cm">
          <text:p text:style-name="P1"><text:span text:style-name="T1">File Register</text:span></text:p>
        </draw:rect>
        <draw:rect draw:style-name="gr1" draw:text-style-name="P2" draw:layer="layout" svg:width="4.953cm" svg:height="8.382cm" svg:x="13.446cm" svg:y="15.605cm">
          <text:p text:style-name="P1"><text:span text:style-name="T1">SRAM</text:span></text:p>
        </draw:rect>
        <draw:line draw:style-name="gr2" draw:text-style-name="P1" draw:layer="layout" svg:x1="5.572cm" svg:y1="12.811cm" svg:x2="5.572cm" svg:y2="15.478cm">
          <text:p/>
        </draw:line>
        <draw:line draw:style-name="gr2" draw:text-style-name="P1" draw:layer="layout" svg:x1="15.732cm" svg:y1="12.811cm" svg:x2="15.732cm" svg:y2="15.605cm">
          <text:p/>
        </draw:line>
        <draw:line draw:style-name="gr3" draw:text-style-name="P1" draw:layer="layout" svg:x1="5.572cm" svg:y1="12.811cm" svg:x2="15.732cm" svg:y2="12.811cm">
          <text:p/>
        </draw:line>
        <draw:line draw:style-name="gr2" draw:text-style-name="P1" draw:layer="layout" svg:x1="10.271cm" svg:y1="12.811cm" svg:x2="10.271cm" svg:y2="10.271cm">
          <text:p/>
        </draw:line>
        <draw:line draw:style-name="gr2" draw:text-style-name="P1" draw:layer="layout" svg:x1="9.382cm" svg:y1="2.016cm" svg:x2="9.382cm" svg:y2="5.191cm">
          <text:p/>
        </draw:line>
        <draw:line draw:style-name="gr3" draw:text-style-name="P1" draw:layer="layout" svg:x1="14.462cm" svg:y1="9.255cm" svg:x2="17.891cm" svg:y2="9.255cm">
          <text:p/>
        </draw:line>
        <draw:line draw:style-name="gr2" draw:text-style-name="P1" draw:layer="layout" svg:x1="17.891cm" svg:y1="9.255cm" svg:x2="17.891cm" svg:y2="15.605cm">
          <text:p/>
        </draw:line>
        <draw:line draw:style-name="gr3" draw:text-style-name="P1" draw:layer="layout" svg:x1="5.953cm" svg:y1="9.255cm" svg:x2="3.413cm" svg:y2="9.255cm">
          <text:p/>
        </draw:line>
        <draw:line draw:style-name="gr2" draw:text-style-name="P1" draw:layer="layout" svg:x1="3.413cm" svg:y1="9.255cm" svg:x2="3.413cm" svg:y2="15.478cm">
          <text:p/>
        </draw:line>
        <draw:line draw:style-name="gr2" draw:text-style-name="P1" draw:layer="layout" svg:x1="6.812cm" svg:y1="2.045cm" svg:x2="6.812cm" svg:y2="5.22cm">
          <text:p/>
        </draw:line>
        <draw:line draw:style-name="gr2" draw:text-style-name="P1" draw:layer="layout" svg:x1="13.573cm" svg:y1="5.191cm" svg:x2="13.573cm" svg:y2="2.143cm">
          <text:p/>
        </draw:line>
        <draw:rect draw:style-name="gr1" draw:text-style-name="P4" draw:layer="layout" svg:width="3.048cm" svg:height="1.524cm" svg:x="15.605cm" svg:y="4.429cm">
          <text:p text:style-name="P3"><text:span text:style-name="T2">Hex</text:span></text:p>
          <text:p text:style-name="P3"><text:span text:style-name="T2">Encoder</text:span></text:p>
        </draw:rect>
        <draw:line draw:style-name="gr2" draw:text-style-name="P1" draw:layer="layout" svg:x1="17.129cm" svg:y1="4.429cm" svg:x2="17.129cm" svg:y2="2.143cm">
          <text:p/>
        </draw:line>
        <draw:line draw:style-name="gr3" draw:text-style-name="P1" draw:layer="layout" svg:x1="14.462cm" svg:y1="7.477cm" svg:x2="17.129cm" svg:y2="7.477cm">
          <text:p/>
        </draw:line>
        <draw:line draw:style-name="gr2" draw:text-style-name="P1" draw:layer="layout" svg:x1="17.129cm" svg:y1="7.477cm" svg:x2="17.129cm" svg:y2="5.953cm">
          <text:p/>
        </draw:line>
        <draw:frame draw:style-name="gr4" draw:text-style-name="P5" draw:layer="layout" svg:width="3.175cm" svg:height="1.651cm" svg:x="17.129cm" svg:y="2.778cm">
          <draw:text-box>
            <text:p text:style-name="P5"><text:span text:style-name="T3">7-Segment</text:span></text:p>
            <text:p text:style-name="P5"><text:span text:style-name="T3">Display</text:span></text:p>
          </draw:text-box>
        </draw:frame>
        <draw:frame draw:style-name="gr5" draw:text-style-name="P5" draw:layer="layout" svg:width="2.032cm" svg:height="1.143cm" svg:x="13.573cm" svg:y="2.905cm">
          <draw:text-box>
            <text:p text:style-name="P5"><text:span text:style-name="T3">LEDs</text:span></text:p>
          </draw:text-box>
        </draw:frame>
        <draw:frame draw:style-name="gr6" draw:text-style-name="P5" draw:layer="layout" svg:width="2.921cm" svg:height="0.889cm" svg:x="9.255cm" svg:y="2.905cm">
          <draw:text-box>
            <text:p text:style-name="P5"><text:span text:style-name="T3">Switches</text:span></text:p>
          </draw:text-box>
        </draw:frame>
        <draw:frame draw:style-name="gr7" draw:text-style-name="P5" draw:layer="layout" svg:width="2.286cm" svg:height="1.351cm" svg:x="6.715cm" svg:y="2.905cm">
          <draw:text-box>
            <text:p text:style-name="P5"><text:span text:style-name="T3">Keypad</text:span></text:p>
          </draw:text-box>
        </draw:frame>
        <draw:frame draw:style-name="gr8" draw:layer="layout" svg:width="3.937cm" svg:height="0.963cm" svg:x="8.874cm" svg:y="13.065cm">
          <draw:text-box>
            <text:p>Data Bus</text:p>
          </draw:text-box>
        </draw:frame>
        <draw:frame draw:style-name="gr9" draw:text-style-name="P5" draw:layer="layout" svg:width="2.54cm" svg:height="2.794cm" svg:x="17.891cm" svg:y="13.827cm">
          <draw:text-box>
            <text:p text:style-name="P5"><text:span text:style-name="T3">SRAM</text:span></text:p>
            <text:p text:style-name="P5"><text:span text:style-name="T3">Address</text:span></text:p>
          </draw:text-box>
        </draw:frame>
        <draw:frame draw:style-name="gr10" draw:text-style-name="P6" draw:layer="layout" svg:width="2.413cm" svg:height="3.001cm" svg:x="1.127cm" svg:y="13.239cm">
          <draw:text-box>
            <text:p text:style-name="P6"><text:span text:style-name="T3">File</text:span></text:p>
            <text:p text:style-name="P6"><text:span text:style-name="T3">Register</text:span></text:p>
            <text:p text:style-name="P6"><text:span text:style-name="T3">Address</text:span></text:p>
          </draw:text-box>
        </draw:frame>
        <draw:frame draw:style-name="gr11" draw:text-style-name="P5" draw:layer="layout" svg:width="2.159cm" svg:height="1.351cm" svg:x="17.002cm" svg:y="6.507cm">
          <draw:text-box>
            <text:p text:style-name="P5"><text:span text:style-name="T3">Read</text:span></text:p>
            <text:p text:style-name="P5"><text:span text:style-name="T3">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2.328cm" fo:margin-left="1cm" fo:margin-right="0.35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Gilman</meta:initial-creator>
    <meta:creation-date>2016-04-21T00:03:55.31</meta:creation-date>
    <dc:date>2016-04-21T00:46:44.05</dc:date>
    <dc:creator>Ian Gilman</dc:creator>
    <meta:editing-duration>PT42M46S</meta:editing-duration>
    <meta:editing-cycles>6</meta:editing-cycles>
    <meta:generator>OpenOffice/4.1.1$Win32 OpenOffice.org_project/411m6$Build-9775</meta:generator>
    <meta:document-statistic meta:object-count="26"/>
  </office:meta>
</office:document-meta>
</file>